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39aa" officeooo:paragraph-rsid="000039aa"/>
    </style:style>
    <style:style style:name="P2" style:family="paragraph" style:parent-style-name="Standard">
      <style:text-properties fo:font-size="14pt" officeooo:rsid="000039aa" officeooo:paragraph-rsid="000039aa" style:font-size-asian="12.25pt" style:font-size-complex="14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8pt" style:font-size-asian="15.75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text:span text:style-name="T1">Assignment-3</text:span></text:p>
      <text:p text:style-name="P2">Q1. Does ANSI recognize the datatype DATE?</text:p>
      <text:p text:style-name="P2">Answer = NO.</text:p>
      <text:p text:style-name="P2"/>
      <text:p text:style-name="P2"/>
      <text:p text:style-name="P2">Q2. Which subdivision of SQL is used to insert values in tables?</text:p>
      <text:p text:style-name="P2">Answer = DML : DATA <text:s/>MANIPULATION <text:s/>LANGUAG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6:26:19.487472559</meta:creation-date>
    <dc:date>2023-09-11T16:30:17.794402885</dc:date>
    <meta:editing-duration>PT3M59S</meta:editing-duration>
    <meta:editing-cycles>1</meta:editing-cycles>
    <meta:document-statistic meta:table-count="0" meta:image-count="0" meta:object-count="0" meta:page-count="1" meta:paragraph-count="5" meta:word-count="30" meta:character-count="179" meta:non-whitespace-character-count="147"/>
    <meta:generator>LibreOffice/7.3.7.2$Linux_X86_64 LibreOffice_project/30$Build-2</meta:generator>
  </office:meta>
</office:document-meta>
</file>